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9.897cm" fo:margin-top="0cm" fo:margin-bottom="0cm" table:align="center" style:shadow="none" style:may-break-between-rows="true" style:writing-mode="lr-tb" table:border-model="collapsing"/>
    </style:style>
    <style:style style:name="Tabela1.A" style:family="table-column">
      <style:table-column-properties style:column-width="6.703cm"/>
    </style:style>
    <style:style style:name="Tabela1.B" style:family="table-column">
      <style:table-column-properties style:column-width="7.512cm"/>
    </style:style>
    <style:style style:name="Tabela1.C" style:family="table-column">
      <style:table-column-properties style:column-width="5.681cm"/>
    </style:style>
    <style:style style:name="Tabela1.1" style:family="table-row">
      <style:table-row-properties style:min-row-height="0.508cm" fo:keep-together="auto"/>
    </style:style>
    <style:style style:name="Tabela1.A1" style:family="table-cell">
      <style:table-cell-properties style:vertical-align="bottom"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1.A2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Tabela1.B2" style:family="table-cell" style:data-style-name="N20000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Tabela1.A15" style:family="table-cell">
      <style:table-cell-properties style:vertical-align="bottom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15" style:family="table-cell" style:data-style-name="N20000">
      <style:table-cell-properties style:vertical-align="bottom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ing_20_1">
      <style:paragraph-properties fo:margin-left="0cm" fo:margin-right="0cm" fo:line-height="107%" fo:text-indent="0cm" style:auto-text-indent="false" style:writing-mode="lr-tb"/>
    </style:style>
    <style:style style:name="P2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margin-top="0cm" fo:margin-bottom="0cm" style:contextual-spacing="false" fo:orphans="0" fo:widows="0"/>
      <style:text-properties officeooo:rsid="0003b336" officeooo:paragraph-rsid="0003b336"/>
    </style:style>
    <style:style style:name="T1" style:family="text">
      <style:text-properties fo:color="#000000" loext:opacity="100%" fo:font-weight="bold" style:language-asian="pl" style:country-asian="PL" style:font-weight-asian="bold" style:font-name-complex="Calibri1" style:font-weight-complex="bold"/>
    </style:style>
    <style:style style:name="T2" style:family="text">
      <style:text-properties fo:color="#000000" loext:opacity="100%" style:language-asian="pl" style:country-asian="PL" style:font-name-complex="Calibri1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officeooo:rsid="0003b630" style:font-size-asian="13pt" style:font-size-complex="13pt"/>
    </style:style>
    <style:style style:name="T5" style:family="text">
      <style:text-properties fo:font-size="13pt" officeooo:rsid="00040f1f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fekt 3. </text:p>
      <text:p text:style-name="P2"><text:tab/><text:span text:style-name="T3">Ostatecznie otrzymano następujące dane dotyczące przekrojowej analizy krajów Unii Europejskiej w roku 2015:</text:span></text:p>
      <text:p text:style-name="P2"><text:tab/><text:tab/></text:p>
      <table:table table:name="Tabela1" table:style-name="Tabela1" table:template-name="Academic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"><text:span text:style-name="T1">zmienna</text:span></text:p>
          </table:table-cell>
          <table:table-cell table:style-name="Tabela1.A1" office:value-type="string">
            <text:p text:style-name="P3"><text:span text:style-name="T1">wyjaśnienie</text:span></text:p>
          </table:table-cell>
          <table:table-cell table:style-name="Tabela1.A1" office:value-type="string">
            <text:p text:style-name="P3"><text:span text:style-name="T1">typ zmiennej</text:span></text:p>
          </table:table-cell>
        </table:table-row>
        <table:table-row table:style-name="Tabela1.1">
          <table:table-cell table:style-name="Tabela1.A2" office:value-type="string">
            <text:p text:style-name="P4"><text:span text:style-name="T1">country</text:span></text:p>
          </table:table-cell>
          <table:table-cell table:style-name="Tabela1.B2" office:value-type="float" office:value="0">
            <text:p text:style-name="P4"><text:span text:style-name="T2">kraj</text:span></text:p>
          </table:table-cell>
          <table:table-cell table:style-name="Tabela1.B2" office:value-type="float" office:value="0">
            <text:p text:style-name="P4"><text:span text:style-name="T2">etykieta</text:span></text:p>
          </table:table-cell>
        </table:table-row>
        <table:table-row table:style-name="Tabela1.1">
          <table:table-cell table:style-name="Tabela1.A2" office:value-type="string">
            <text:p text:style-name="P4"><text:span text:style-name="T1">GDP_pc</text:span></text:p>
          </table:table-cell>
          <table:table-cell table:style-name="Tabela1.B2" office:value-type="float" office:value="0">
            <text:p text:style-name="P4"><text:span text:style-name="T2">Produkt krajowy brutto per capita w euro</text:span></text:p>
          </table:table-cell>
          <table:table-cell table:style-name="Tabela1.B2" office:value-type="float" office:value="0">
            <text:p text:style-name="P4"><text:span text:style-name="T2">zmienna numeryczna</text:span></text:p>
          </table:table-cell>
        </table:table-row>
        <table:table-row table:style-name="Tabela1.1">
          <table:table-cell table:style-name="Tabela1.A2" office:value-type="string">
            <text:p text:style-name="P4"><text:span text:style-name="T1">high_tech_trade_pc</text:span></text:p>
          </table:table-cell>
          <table:table-cell table:style-name="Tabela1.B2" office:value-type="float" office:value="0">
            <text:p text:style-name="P4"><text:span text:style-name="T2">Handel wysokimi technologiami per capita w euro </text:span></text:p>
          </table:table-cell>
          <table:table-cell table:style-name="Tabela1.B2" office:value-type="float" office:value="0">
            <text:p text:style-name="P4"><text:span text:style-name="T2">zmienna numeryczna</text:span></text:p>
          </table:table-cell>
        </table:table-row>
        <table:table-row table:style-name="Tabela1.1">
          <table:table-cell table:style-name="Tabela1.A2" office:value-type="string">
            <text:p text:style-name="P4"><text:span text:style-name="T1">r&amp;d_gdp_pct</text:span></text:p>
          </table:table-cell>
          <table:table-cell table:style-name="Tabela1.B2" office:value-type="float" office:value="0">
            <text:p text:style-name="P4"><text:span text:style-name="T2">Wydatki na badania i rozwój jako procent PKB</text:span></text:p>
          </table:table-cell>
          <table:table-cell table:style-name="Tabela1.B2" office:value-type="float" office:value="0">
            <text:p text:style-name="P4"><text:span text:style-name="T2">zmienna numeryczna</text:span></text:p>
          </table:table-cell>
        </table:table-row>
        <table:table-row table:style-name="Tabela1.1">
          <table:table-cell table:style-name="Tabela1.A2" office:value-type="string">
            <text:p text:style-name="P4"><text:span text:style-name="T1">r&amp;d_bud_pct</text:span></text:p>
          </table:table-cell>
          <table:table-cell table:style-name="Tabela1.B2" office:value-type="float" office:value="0">
            <text:p text:style-name="P4"><text:span text:style-name="T2">Wydatki na badania i rozwój jako procent budżetu</text:span></text:p>
          </table:table-cell>
          <table:table-cell table:style-name="Tabela1.B2" office:value-type="float" office:value="0">
            <text:p text:style-name="P4"><text:span text:style-name="T2">zmienna numeryczna</text:span></text:p>
          </table:table-cell>
        </table:table-row>
        <table:table-row table:style-name="Tabela1.1">
          <table:table-cell table:style-name="Tabela1.A2" office:value-type="string">
            <text:p text:style-name="P4"><text:span text:style-name="T1">use_cloud_pct</text:span></text:p>
          </table:table-cell>
          <table:table-cell table:style-name="Tabela1.B2" office:value-type="float" office:value="0">
            <text:p text:style-name="P4"><text:span text:style-name="T2">Procent ludzi korzystających z chmury</text:span></text:p>
          </table:table-cell>
          <table:table-cell table:style-name="Tabela1.B2" office:value-type="float" office:value="0">
            <text:p text:style-name="P4"><text:span text:style-name="T2">zmienna numeryczna</text:span></text:p>
          </table:table-cell>
        </table:table-row>
        <table:table-row table:style-name="Tabela1.1">
          <table:table-cell table:style-name="Tabela1.A2" office:value-type="string">
            <text:p text:style-name="P4"><text:span text:style-name="T1">weeknd_work_pct</text:span></text:p>
          </table:table-cell>
          <table:table-cell table:style-name="Tabela1.B2" office:value-type="float" office:value="0">
            <text:p text:style-name="P4"><text:span text:style-name="T2">Procent ludzi pracujących <text:s/>w weekendy (15-64)</text:span></text:p>
          </table:table-cell>
          <table:table-cell table:style-name="Tabela1.B2" office:value-type="float" office:value="0">
            <text:p text:style-name="P4"><text:span text:style-name="T2">zmienna numeryczna</text:span></text:p>
          </table:table-cell>
        </table:table-row>
        <table:table-row table:style-name="Tabela1.1">
          <table:table-cell table:style-name="Tabela1.A2" office:value-type="string">
            <text:p text:style-name="P4"><text:span text:style-name="T1">emp_deadline_pct</text:span></text:p>
          </table:table-cell>
          <table:table-cell table:style-name="Tabela1.B2" office:value-type="float" office:value="0">
            <text:p text:style-name="P4"><text:span text:style-name="T2">Procent ludzi pracujących intensywnie i z deadlinem (15-64)</text:span></text:p>
          </table:table-cell>
          <table:table-cell table:style-name="Tabela1.B2" office:value-type="float" office:value="0">
            <text:p text:style-name="P4"><text:span text:style-name="T2">zmienna numeryczna</text:span></text:p>
          </table:table-cell>
        </table:table-row>
        <table:table-row table:style-name="Tabela1.1">
          <table:table-cell table:style-name="Tabela1.A2" office:value-type="string">
            <text:p text:style-name="P4"><text:span text:style-name="T1">working_pop_pct</text:span></text:p>
          </table:table-cell>
          <table:table-cell table:style-name="Tabela1.B2" office:value-type="float" office:value="0">
            <text:p text:style-name="P4"><text:span text:style-name="T2">Procent populacji w wieku produkcyjnym (15-64)</text:span></text:p>
          </table:table-cell>
          <table:table-cell table:style-name="Tabela1.B2" office:value-type="float" office:value="0">
            <text:p text:style-name="P4"><text:span text:style-name="T2">zmienna numeryczna</text:span></text:p>
          </table:table-cell>
        </table:table-row>
        <table:table-row table:style-name="Tabela1.1">
          <table:table-cell table:style-name="Tabela1.A2" office:value-type="string">
            <text:p text:style-name="P4"><text:span text:style-name="T1">phycisians_per_1000</text:span></text:p>
          </table:table-cell>
          <table:table-cell table:style-name="Tabela1.B2" office:value-type="float" office:value="0">
            <text:p text:style-name="P4"><text:span text:style-name="T2">lekarze na 1000 mieszkańców</text:span></text:p>
          </table:table-cell>
          <table:table-cell table:style-name="Tabela1.B2" office:value-type="float" office:value="0">
            <text:p text:style-name="P4"><text:span text:style-name="T2">zmienna numeryczna</text:span></text:p>
          </table:table-cell>
        </table:table-row>
        <table:table-row table:style-name="Tabela1.1">
          <table:table-cell table:style-name="Tabela1.A2" office:value-type="string">
            <text:p text:style-name="P4"><text:span text:style-name="T1">sea_access</text:span></text:p>
          </table:table-cell>
          <table:table-cell table:style-name="Tabela1.B2" office:value-type="float" office:value="0">
            <text:p text:style-name="P4"><text:span text:style-name="T2">dostęp do morza</text:span></text:p>
          </table:table-cell>
          <table:table-cell table:style-name="Tabela1.B2" office:value-type="float" office:value="0">
            <text:p text:style-name="P4"><text:span text:style-name="T2">zmienna kategoryczna (binarna)</text:span></text:p>
          </table:table-cell>
        </table:table-row>
        <table:table-row table:style-name="Tabela1.1">
          <table:table-cell table:style-name="Tabela1.A2" office:value-type="string">
            <text:p text:style-name="P4"><text:span text:style-name="T1">joined_EU</text:span></text:p>
          </table:table-cell>
          <table:table-cell table:style-name="Tabela1.B2" office:value-type="float" office:value="0">
            <text:p text:style-name="P4"><text:span text:style-name="T2">dekada dołączenia do Unii Europejskiej</text:span></text:p>
          </table:table-cell>
          <table:table-cell table:style-name="Tabela1.B2" office:value-type="float" office:value="0">
            <text:p text:style-name="P4"><text:span text:style-name="T2">zmienna kategoryczna</text:span></text:p>
          </table:table-cell>
        </table:table-row>
        <table:table-row table:style-name="Tabela1.1">
          <table:table-cell table:style-name="Tabela1.A2" office:value-type="string">
            <text:p text:style-name="P4"><text:span text:style-name="T1">is_euro_currency</text:span></text:p>
          </table:table-cell>
          <table:table-cell table:style-name="Tabela1.B2" office:value-type="float" office:value="0">
            <text:p text:style-name="P4"><text:span text:style-name="T2">Czy walutą jest euro?</text:span></text:p>
          </table:table-cell>
          <table:table-cell table:style-name="Tabela1.B2" office:value-type="float" office:value="0">
            <text:p text:style-name="P4"><text:span text:style-name="T2">zmienna kategoryczna (binarna)</text:span></text:p>
          </table:table-cell>
        </table:table-row>
        <table:table-row table:style-name="Tabela1.1">
          <table:table-cell table:style-name="Tabela1.A15" office:value-type="string">
            <text:p text:style-name="P4"><text:span text:style-name="T1">nuclear_electricity</text:span></text:p>
          </table:table-cell>
          <table:table-cell table:style-name="Tabela1.B15" office:value-type="float" office:value="0">
            <text:p text:style-name="P4"><text:span text:style-name="T2">Czy kraj posiada elektorwnie atomowe?</text:span></text:p>
          </table:table-cell>
          <table:table-cell table:style-name="Tabela1.B15" office:value-type="float" office:value="0">
            <text:p text:style-name="P4"><text:span text:style-name="T2">zmienna kategoryczna (binarna)</text:span></text:p>
          </table:table-cell>
        </table:table-row>
      </table:table>
      <text:p text:style-name="P5"><text:tab/></text:p>
      <text:p text:style-name="P5"><text:tab/><text:span text:style-name="T3">Większość zmiennych to zmienne numeryczne zaczerpnięte z serwisu Eurostat, zmienne kategoryczne i binarne są natomiast zmiennymi wykonanymi przez zespół projektowy. </text:span><text:span text:style-name="T4">Zmienne te zostały utworzone na podstawie różnych danych geopolitycznych zaczerpniętych z odpowiednich źródeł. </text:span><text:span text:style-name="T5">Zostały one utworzone celem bardziej wnikliwych przyszłych analiz – na przykład do wizualizacji analizy głównych składowych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l" fo:country="PL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Times New Roman" style:font-family-asian="'Times New Roman'" style:font-family-generic-asian="system" style:font-pitch-asian="variable" style:font-size-asian="16pt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pl" number:country="PL">
      <number:number number:min-integer-digits="1"/>
    </number:number-style>
    <number:text-style style:name="N20100" number:language="pl" number:country="PL">
      <number:text-content/>
    </number:text-style>
    <style:style style:name="Academic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2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0T18:46:28.828000000</meta:creation-date>
    <dc:date>2022-05-20T18:58:59.488000000</dc:date>
    <meta:editing-duration>PT12M29S</meta:editing-duration>
    <meta:editing-cycles>5</meta:editing-cycles>
    <meta:generator>LibreOffice/7.2.1.2$Windows_X86_64 LibreOffice_project/87b77fad49947c1441b67c559c339af8f3517e22</meta:generator>
    <meta:document-statistic meta:table-count="1" meta:image-count="0" meta:object-count="0" meta:page-count="1" meta:paragraph-count="50" meta:word-count="188" meta:character-count="1525" meta:non-whitespace-character-count="1376"/>
  </office:meta>
</office:document-meta>
</file>